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text-properties fo:font-size="10pt" fo:language="en" fo:country="US" fo:font-style="normal" style:font-size-asian="10pt" style:font-style-asian="normal" style:font-size-complex="10pt" style:font-style-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ize="11pt" fo:language="en" fo:country="US" style:font-size-asian="11pt" style:font-size-complex="11pt"/>
    </style:style>
    <style:style style:name="P16" style:family="paragraph" style:parent-style-name="Standard">
      <style:text-properties fo:font-size="11pt" fo:language="en" fo:country="US" fo:font-style="normal" style:font-size-asian="11pt" style:font-style-asian="normal" style:font-size-complex="11pt" style:font-style-complex="normal"/>
    </style:style>
    <style:style style:name="P17" style:family="paragraph" style:parent-style-name="Standard">
      <style:text-properties style:font-name="Courier New"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size="10pt" fo:language="en" fo:country="US" style:font-size-asian="10pt" style:font-size-complex="10pt"/>
    </style:style>
    <style:style style:name="P23" style:family="paragraph" style:parent-style-name="Text_20_body">
      <style:text-properties fo:font-size="10pt" fo:language="en" fo:country="US" fo:font-style="normal" style:font-size-asian="10pt" style:font-style-asian="normal" style:font-size-complex="10pt" style:font-style-complex="normal"/>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1pt" fo:language="en" fo:country="US" fo:font-style="normal" style:font-size-asian="11pt" style:font-style-asian="normal" style:font-size-complex="11pt" style:font-style-complex="normal"/>
    </style:style>
    <style:style style:name="P27" style:family="paragraph" style:parent-style-name="Text_20_body">
      <style:text-properties fo:font-size="11pt" fo:language="en" fo:country="US" style:font-size-asian="11pt" style:font-size-complex="11pt"/>
    </style:style>
    <style:style style:name="P28" style:family="paragraph" style:parent-style-name="Text_20_body">
      <style:text-properties fo:font-style="normal" style:font-style-asian="normal" style:font-style-complex="normal"/>
    </style:style>
    <style:style style:name="P29" style:family="paragraph" style:parent-style-name="Standard">
      <style:paragraph-properties fo:margin-left="1.251cm" fo:margin-right="0cm" fo:text-indent="0cm" style:auto-text-indent="false"/>
      <style:text-properties style:font-name="Courier New"/>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Heading_20_1">
      <style:text-properties fo:language="en" fo:country="US" fo:font-style="normal" style:font-style-asian="normal" style:font-style-complex="normal"/>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en" fo:country="US"/>
    </style:style>
    <style:style style:name="P36" style:family="paragraph" style:parent-style-name="Heading_20_2">
      <style:text-properties fo:language="en" fo:country="US"/>
    </style:style>
    <style:style style:name="P37" style:family="paragraph" style:parent-style-name="Heading_20_2">
      <style:text-properties fo:language="en" fo:country="US" fo:font-style="normal" style:font-style-asian="normal" style:font-style-complex="normal"/>
    </style:style>
    <style:style style:name="P38" style:family="paragraph" style:parent-style-name="Heading_20_2">
      <style:text-properties fo:font-style="normal" style:font-style-asian="normal" style:font-style-complex="normal"/>
    </style:style>
    <style:style style:name="P39" style:family="paragraph" style:parent-style-name="Text_20_body" style:list-style-name="L1">
      <style:text-properties fo:language="en" fo:country="US" fo:font-style="normal" style:font-style-asian="normal" style:font-style-complex="normal"/>
    </style:style>
    <style:style style:name="P40" style:family="paragraph" style:parent-style-name="Text_20_body" style:list-style-name="L2">
      <style:text-properties fo:language="en" fo:country="US"/>
    </style:style>
    <style:style style:name="P41" style:family="paragraph" style:parent-style-name="Text_20_body" style:list-style-name="L7">
      <style:text-properties fo:language="en" fo:country="US"/>
    </style:style>
    <style:style style:name="P42" style:family="paragraph" style:parent-style-name="Text_20_body" style:list-style-name="L3">
      <style:text-properties fo:font-size="10pt" fo:language="en" fo:country="US" style:font-size-asian="10pt" style:font-size-complex="10pt"/>
    </style:style>
    <style:style style:name="P43" style:family="paragraph" style:parent-style-name="Text_20_body" style:list-style-name="L4">
      <style:text-properties fo:font-size="10pt" fo:language="en" fo:country="US" style:font-size-asian="10pt" style:font-size-complex="10pt"/>
    </style:style>
    <style:style style:name="P44" style:family="paragraph" style:parent-style-name="Text_20_body" style:list-style-name="L5">
      <style:text-properties fo:font-size="10pt" fo:language="en" fo:country="US" style:font-size-asian="10pt" style:font-size-complex="10pt"/>
    </style:style>
    <style:style style:name="P45" style:family="paragraph" style:parent-style-name="Text_20_body" style:list-style-name="L6">
      <style:text-properties fo:font-size="10pt" fo:language="en" fo:country="US" style:font-size-asian="10pt" style:font-size-complex="10pt"/>
    </style:style>
    <style:style style:name="P46" style:family="paragraph" style:parent-style-name="Text_20_body" style:list-style-name="L8">
      <style:text-properties fo:font-size="10pt" fo:language="en" fo:country="US" style:font-size-asian="10pt" style:font-size-complex="10pt"/>
    </style:style>
    <style:style style:name="P47" style:family="paragraph" style:parent-style-name="Text_20_body" style:list-style-name="L9">
      <style:text-properties fo:font-size="10pt" fo:language="en" fo:country="US" style:font-size-asian="10pt" style:font-size-complex="10pt"/>
    </style:style>
    <style:style style:name="P48" style:family="paragraph" style:parent-style-name="Text_20_body" style:list-style-name="L10">
      <style:text-properties fo:font-size="10pt" fo:language="en" fo:country="US" style:font-size-asian="10pt" style:font-size-complex="10pt"/>
    </style:style>
    <style:style style:name="P49" style:family="paragraph" style:parent-style-name="Text_20_body" style:list-style-name="L12">
      <style:text-properties fo:font-size="10pt" fo:language="en" fo:country="US" style:font-size-asian="10pt" style:font-size-complex="10pt"/>
    </style:style>
    <style:style style:name="P50" style:family="paragraph" style:parent-style-name="Text_20_body" style:list-style-name="L13">
      <style:text-properties fo:font-size="10pt" fo:language="en" fo:country="US" style:font-size-asian="10pt" style:font-size-complex="10pt"/>
    </style:style>
    <style:style style:name="P51" style:family="paragraph" style:parent-style-name="Text_20_body" style:list-style-name="L14">
      <style:text-properties fo:font-size="10pt" fo:language="en" fo:country="US" style:font-size-asian="10pt" style:font-size-complex="10pt"/>
    </style:style>
    <style:style style:name="P52" style:family="paragraph" style:parent-style-name="Text_20_body" style:list-style-name="L15">
      <style:text-properties fo:font-size="10pt" fo:language="en" fo:country="US" style:font-size-asian="10pt" style:font-size-complex="10pt"/>
    </style:style>
    <style:style style:name="P53" style:family="paragraph" style:parent-style-name="Text_20_body" style:list-style-name="L16">
      <style:text-properties fo:font-size="10pt" fo:language="en" fo:country="US" style:font-size-asian="10pt" style:font-size-complex="10pt"/>
    </style:style>
    <style:style style:name="P54" style:family="paragraph" style:parent-style-name="Text_20_body" style:list-style-name="L17">
      <style:text-properties fo:font-size="10pt" fo:language="en" fo:country="US" style:font-size-asian="10pt" style:font-size-complex="10pt"/>
    </style:style>
    <style:style style:name="P55" style:family="paragraph" style:parent-style-name="Text_20_body" style:list-style-name="L18">
      <style:text-properties fo:font-size="10pt" fo:language="en" fo:country="US" style:font-size-asian="10pt" style:font-size-complex="10pt"/>
    </style:style>
    <style:style style:name="P56" style:family="paragraph" style:parent-style-name="Text_20_body" style:list-style-name="L19">
      <style:text-properties fo:font-size="10pt" fo:language="en" fo:country="US" style:font-size-asian="10pt" style:font-size-complex="10pt"/>
    </style:style>
    <style:style style:name="P57" style:family="paragraph" style:parent-style-name="Text_20_body" style:list-style-name="L24">
      <style:text-properties fo:font-size="10pt" fo:language="en" fo:country="US" style:font-size-asian="10pt" style:font-size-complex="10pt"/>
    </style:style>
    <style:style style:name="P58" style:family="paragraph" style:parent-style-name="Text_20_body" style:list-style-name="L25">
      <style:text-properties fo:font-size="10pt" fo:language="en" fo:country="US" style:font-size-asian="10pt" style:font-size-complex="10pt"/>
    </style:style>
    <style:style style:name="P59" style:family="paragraph" style:parent-style-name="Text_20_body" style:list-style-name="L21">
      <style:text-properties fo:font-size="10pt" fo:language="en" fo:country="US" style:font-size-asian="10pt" style:font-size-complex="10pt"/>
    </style:style>
    <style:style style:name="P60" style:family="paragraph" style:parent-style-name="Text_20_body" style:list-style-name="L28">
      <style:text-properties fo:font-size="10pt" fo:language="en" fo:country="US" style:font-size-asian="10pt" style:font-size-complex="10pt"/>
    </style:style>
    <style:style style:name="P61" style:family="paragraph" style:parent-style-name="Text_20_body" style:list-style-name="L29">
      <style:text-properties fo:font-size="10pt" fo:language="en" fo:country="US" style:font-size-asian="10pt" style:font-size-complex="10pt"/>
    </style:style>
    <style:style style:name="P62" style:family="paragraph" style:parent-style-name="Text_20_body" style:list-style-name="L29">
      <style:text-properties fo:font-size="10pt" fo:language="en" fo:country="US" fo:font-style="normal" style:font-size-asian="10pt" style:font-style-asian="normal" style:font-size-complex="10pt" style:font-style-complex="normal"/>
    </style:style>
    <style:style style:name="P63"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64"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11">
      <style:text-properties fo:font-size="10pt" style:font-size-asian="10pt" style:font-size-complex="10pt"/>
    </style:style>
    <style:style style:name="P67" style:family="paragraph" style:parent-style-name="Text_20_body" style:list-style-name="L20">
      <style:text-properties fo:font-size="10pt" style:font-size-asian="10pt" style:font-size-complex="10pt"/>
    </style:style>
    <style:style style:name="P68" style:family="paragraph" style:parent-style-name="Text_20_body" style:list-style-name="L21">
      <style:text-properties fo:font-size="10pt" style:font-size-asian="10pt" style:font-size-complex="10pt"/>
    </style:style>
    <style:style style:name="P69" style:family="paragraph" style:parent-style-name="Text_20_body" style:list-style-name="L22">
      <style:text-properties fo:font-size="10pt" style:font-size-asian="10pt" style:font-size-complex="10pt"/>
    </style:style>
    <style:style style:name="P70" style:family="paragraph" style:parent-style-name="Text_20_body" style:list-style-name="L26">
      <style:text-properties fo:font-size="10pt" style:font-size-asian="10pt" style:font-size-complex="10pt"/>
    </style:style>
    <style:style style:name="P71" style:family="paragraph" style:parent-style-name="Text_20_body" style:list-style-name="L27">
      <style:text-properties fo:font-size="10pt" style:font-size-asian="10pt" style:font-size-complex="10pt"/>
    </style:style>
    <style:style style:name="P72" style:family="paragraph" style:parent-style-name="Text_20_body" style:list-style-name="L23"/>
    <style:style style:name="P73" style:family="paragraph">
      <style:paragraph-properties fo:text-align="center"/>
    </style:style>
    <style:style style:name="P7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31">Introduction<text:tab/>4</text:p>
          <text:p text:style-name="P31">1 – Changes to the single player game<text:tab/>5</text:p>
          <text:p text:style-name="P32">1.1 – Player spawning and dying<text:tab/>5</text:p>
          <text:p text:style-name="P32">1.2 – Bots as enemies<text:tab/>5</text:p>
          <text:p text:style-name="P32">1.3 – Some other changes<text:tab/>6</text:p>
          <text:p text:style-name="P32">1.4 – Difficulty levels<text:tab/>6</text:p>
          <text:p text:style-name="P32">1.5 – Scoring<text:tab/>7</text:p>
          <text:p text:style-name="P31">2 – New entities<text:tab/>9</text:p>
          <text:p text:style-name="P32">2.1 – func_breakable<text:tab/>9</text:p>
          <text:p text:style-name="P32">2.2 – func_door_rotating<text:tab/>9</text:p>
          <text:p text:style-name="P32">2.3 – holdable_key_*<text:tab/>10</text:p>
          <text:p text:style-name="P32">2.4 – info_backpack<text:tab/>11</text:p>
          <text:p text:style-name="P32">2.5 – info_camera<text:tab/>11</text:p>
          <text:p text:style-name="P32">2.6 – info_waypoint<text:tab/>12</text:p>
          <text:p text:style-name="P32">2.7 – item_armor_vest<text:tab/>12</text:p>
          <text:p text:style-name="P32">2.8 – shooter_bfg<text:tab/>12</text:p>
          <text:p text:style-name="P32">2.9 – target_botspawn<text:tab/>13</text:p>
          <text:p text:style-name="P32">2.10 - target_cutscene<text:tab/>14</text:p>
          <text:p text:style-name="P32">2.11 – target_debrisemitter<text:tab/>14</text:p>
          <text:p text:style-name="P32">2.12 – target_earthquake<text:tab/>15</text:p>
          <text:p text:style-name="P32">2.13 – target_effect<text:tab/>15</text:p>
          <text:p text:style-name="P32">2.14 – target_finish<text:tab/>16</text:p>
          <text:p text:style-name="P32">2.15 – target_gravity<text:tab/>16</text:p>
          <text:p text:style-name="P32">2.16 – target_logic<text:tab/>17</text:p>
          <text:p text:style-name="P32">2.17 – target_mapchange<text:tab/>17</text:p>
          <text:p text:style-name="P32">2.18 – target_modify<text:tab/>17</text:p>
          <text:p text:style-name="P32">2.19 – target_objective<text:tab/>18</text:p>
          <text:p text:style-name="P32">2.20 – target_playerspeed<text:tab/>18</text:p>
          <text:p text:style-name="P32">2.21 – target_playerstats<text:tab/>18</text:p>
          <text:p text:style-name="P32">2.22 – target_script<text:tab/>18</text:p>
          <text:p text:style-name="P32">2.23 – target_skill<text:tab/>19</text:p>
          <text:p text:style-name="P32">2.24 – target_unlink<text:tab/>19</text:p>
          <text:p text:style-name="P32">2.25 – target_variable<text:tab/>19</text:p>
          <text:p text:style-name="P32">2.26 – trigger_death<text:tab/>20</text:p>
          <text:p text:style-name="P32">2.27 – trigger_frag<text:tab/>20</text:p>
          <text:p text:style-name="P32">2.28 – trigger_lock<text:tab/>20</text:p>
          <text:p text:style-name="P31">3 – Modified entities<text:tab/>21</text:p>
          <text:p text:style-name="P32">3.1 – worldspawn<text:tab/>21</text:p>
          <text:p text:style-name="P32">3.2 – func_bobbing<text:tab/>21</text:p>
          <text:p text:style-name="P32">3.3 – func_button<text:tab/>21</text:p>
          <text:p text:style-name="P32">3.4 – func_door<text:tab/>21</text:p>
          <text:p text:style-name="P32">3.5 – func_rotating<text:tab/>22</text:p>
          <text:p text:style-name="P32">3.6 – func_static<text:tab/>22</text:p>
          <text:p text:style-name="P32">3.7 – func_timer<text:tab/>22</text:p>
          <text:p text:style-name="P32">3.8 – holdable_teleporter<text:tab/>22</text:p>
          <text:p text:style-name="P32">3.9 – path_corner<text:tab/>22</text:p>
          <text:p text:style-name="P32">3.10 – target_delay<text:tab/>22</text:p>
          <text:p text:style-name="P32">3.11 – target_print<text:tab/>23</text:p>
          <text:p text:style-name="P32">3.12 – target_relay<text:tab/>23</text:p>
          <text:p text:style-name="P32">3.13 – target_remove_powerups<text:tab/>23</text:p>
          <text:p text:style-name="P32">3.14 – target_speaker<text:tab/>23</text:p>
          <text:p text:style-name="P32">3.15 – trigger_hurt<text:tab/>23</text:p>
          <text:p text:style-name="P32">3.16 – Spawnpoints <text:tab/>23</text:p>
          <text:p text:style-name="P32">3.17 – targeting entities<text:tab/>24</text:p>
          <text:p text:style-name="P32"><text:soft-page-break/>3.18 – Constant light on func_* entities<text:tab/>24</text:p>
          <text:p text:style-name="P31">4 – Miscellaneous info for level designers<text:tab/>26</text:p>
          <text:p text:style-name="P32">4.1 – Configuring GtkRadiant<text:tab/>26</text:p>
          <text:p text:style-name="P32">4.2 – Creating ladders<text:tab/>27</text:p>
          <text:p text:style-name="P32">4.3 – Fade-in<text:tab/>27</text:p>
          <text:p text:style-name="P32">4.4 – The effect of sv_maxclients<text:tab/>27</text:p>
          <text:p text:style-name="P32">4.5 – Creating an .arena file for your map<text:tab/>27</text:p>
          <text:p text:style-name="P32">4.6 – Using scripts with target_script<text:tab/>28</text:p>
          <text:p text:style-name="P31">5 – New cvars<text:tab/>29</text:p>
        </text:index-body>
      </text:table-of-content>
      <text:p text:style-name="Standard"/>
      <text:h text:style-name="P34" text:outline-level="1">Introduction</text:h>
      <text:p text:style-name="P18">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8">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8">This document assumes you have complete knowledge of level design in Quake III Arena using a map editor like GtkRadiant. It assumes you have knowledge of what entities are and how they work.</text:p>
      <text:p text:style-name="P18">Important bits of information that are easily missed within all the text are highlighted through attention boxes. These are separate text boxes that contain important facts in a bigger font.</text:p>
      <text:h text:style-name="P35" text:outline-level="1">1 – Changes to the single player game</text:h>
      <text:p text:style-name="P18"><draw:frame text:anchor-type="paragraph" draw:z-index="12" draw:style-name="gr2" draw:text-style-name="P74" svg:width="4.234cm" svg:height="3.271cm" svg:x="12.614cm" svg:y="-0.028cm"><draw:text-box><text:p text:style-name="P73"><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8">Because multiplayer is no longer part of EntityPlus, multiplayer related options have been removed from all of the in-game menus. Level designers will also notice that the entity definitions no longer have gametype related keys associated to them.</text:p>
      <text:p text:style-name="P18"/>
      <text:h text:style-name="P36" text:outline-level="2">1.1 – Player spawning and dying</text:h>
      <text:p text:style-name="P18">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4" svg:width="4.234cm" svg:height="3.271cm" svg:x="12.375cm" svg:y="-0.108cm"><draw:text-box><text:p text:style-name="P73"><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9"><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9">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9">Because players sometimes die in unreachable areas (such as the void or lava) it can occur that the backpack sits in a location where it cannot be retrieved anymore. Read the description of the info_backpack entity for a solution to this problem.</text:p>
      <text:h text:style-name="P37"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9"><text:soft-page-break/></text:p>
      <text:p text:style-name="P19">The AI of the bots in EntityPlus is currently not very different from the AI of the bots in vanilla Quake 3. In single player mode, a few changed have been made though:</text:p>
      <text:list xml:id="list36722582" text:style-name="L1">
        <text:list-item>
          <text:p text:style-name="P39">Bots don't attack each other. They don't see each other as a target that should be attacked.</text:p>
        </text:list-item>
        <text:list-item>
          <text:p text:style-name="P39">Bots can not accidentally hurt each other. They are invincible to each others weapon fire.</text:p>
        </text:list-item>
        <text:list-item>
          <text:p text:style-name="P39">A bot that dies is removed from the game. This means that a fight with a bot is a one-off thing. When the bot is dead, he stays dead.</text:p>
        </text:list-item>
        <text:list-item>
          <text:p text:style-name="P39">Bots don't drop any items when they die.</text:p>
        </text:list-item>
        <text:list-item>
          <text:p text:style-name="P39">Bots don't chat to keep up the illusion of them being single player style “monsters”.</text:p>
        </text:list-item>
        <text:list-item>
          <text:p text:style-name="P39">Bots cannot pick up any items in the level.</text:p>
        </text:list-item>
      </text:list>
      <text:p text:style-name="P19">All these changes make the bots more believable as single player enemies. The idea is that through the use of target_botspawn entities, bots can be used as more traditional single player enemies.</text:p>
      <text:p text:style-name="P19"/>
      <text:h text:style-name="Heading_20_2" text:outline-level="2">1.3 – Some other changes</text:h>
      <text:p text:style-name="P19">Various other changes have been applied to the mod to create a more believable single player experience. It is easiest to simply list the changes as a few bullet points:</text:p>
      <text:list xml:id="list36712185" text:style-name="L2">
        <text:list-item>
          <text:p text:style-name="P40">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0">Removed other visual feedback such as the score plums when a frag is made and awards (such as humiliation, impressive and excellent)</text:p>
        </text:list-item>
        <text:list-item>
          <text:p text:style-name="P40"><draw:frame text:anchor-type="paragraph" draw:z-index="10" draw:style-name="gr2" draw:text-style-name="P74" svg:width="4.234cm" svg:height="3.271cm" svg:x="12.64cm" svg:y="0.025cm"><draw:text-box><text:p text:style-name="P73"><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0">Items do not automatically respawn anymore. If you want an item to respawn, you should specify a wait key.</text:p>
        </text:list-item>
        <text:list-item>
          <text:p text:style-name="P40">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0">The main and single player menus are completely redesigned.</text:p>
        </text:list-item>
        <text:list-item>
          <text:p text:style-name="P40">A new (minimalistic) loading screen is introduced, which no longer shows which items are being loaded so it doesn't spoil the contents of the level.</text:p>
        </text:list-item>
      </text:list>
      <text:h text:style-name="Heading_20_2" text:outline-level="2">1.4 – Difficulty levels</text:h>
      <text:p text:style-name="P18">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8">In EntityPlus, the bots will deal less damage to prevent the game from becoming too hard. The amount of damage bots do depends on the difficulty level. Currently damage is distributed among the difficulty levels as follows:</text:p>
      <text:p text:style-name="P18"><text:soft-page-break/>1 (Beginner): bots deal 5% of the original damage.</text:p>
      <text:p text:style-name="P18">2 (Easy): bots deal 15% of the original damage.</text:p>
      <text:p text:style-name="P18">3 (Medium): bots deal 25% of the original damage.</text:p>
      <text:p text:style-name="P18">4 (Hard): bots deal 35% of the original damage.</text:p>
      <text:p text:style-name="P18">5 (Nightmare): bots deal 45% of the original damage.</text:p>
      <text:p text:style-name="P18">For any skill level, the percentage of damage a bot does is calculated like this:</text:p>
      <text:p text:style-name="P18">(skill * 0.1) – 0.05</text:p>
      <text:p text:style-name="P18">Simply said, for any 1 point of skill increase, the bot does an additional 10 percentage points of damage.</text:p>
      <text:p text:style-name="P18"/>
      <text:p text:style-name="P18">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8">1 (Beginner): bots have 60% of their original health.</text:p>
      <text:p text:style-name="P18">2 (Easy): bots have 80% of their original health.</text:p>
      <text:p text:style-name="P18">3 (Medium): bots have 100% of their original health.</text:p>
      <text:p text:style-name="P18">4 (Hard): bots have 120% of their original health.</text:p>
      <text:p text:style-name="P18">5 (Nightmare): bots have 140% of their original health.</text:p>
      <text:p text:style-name="P18">For any skill level, the percentage of health a bot has is calculated like this:</text:p>
      <text:p text:style-name="P18">1 + ((skill – 3) * 0.2)</text:p>
      <text:p text:style-name="P18">Simply said, for any 1 point the bot's skill level is below 3, the bot loses 20% of health. For any 1 point the bot's skill level is above 3, the bot gains 20% of health.</text:p>
      <text:p text:style-name="P18"/>
      <text:p text:style-name="P18">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8"/>
      <text:h text:style-name="Heading_20_2" text:outline-level="2">1.5 – Scoring</text:h>
      <text:p text:style-name="P18">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8">The way a player's score is calculated works as follows. A player can win or lose points based on the following areas: damage dealt (referred to as “carnage” in-game), number of deaths, accuracy and skill.</text:p>
      <text:p text:style-name="P20">Carnage damage:</text:p>
      <text:p text:style-name="P18">Every time the player kills an enemy, the amount of health that enemy spawned with is added to the carnage score of the player.</text:p>
      <text:p text:style-name="P20">Accuracy:</text:p>
      <text:p text:style-name="P21">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1">This basically means that if a player scored 1500 points through killing enemies and he has an accuracy of 60%, then the carnage score will be increased with 450 additional points (1500 / 2 * 60%), bringing the total carnage score up to 1950.</text:p>
      <text:p text:style-name="P21">The scoreboard will show the accuracy percentage (all shots hit = 100%, all shots missed = 0%) between brackets behind the carnage score.</text:p>
      <text:p text:style-name="P20">Deaths:</text:p>
      <text:p text:style-name="P21">Every time the player dies, he loses 50 points.</text:p>
      <text:p text:style-name="P20">Secrets:</text:p>
      <text:p text:style-name="P21">A level designer can hide secret areas in his map. Such an area can be marked with a trigger and a target_secret entity. When the target_secret entity is activated, the secret is found and the player scores 50 additional points.</text:p>
      <text:p text:style-name="P20">Skill:</text:p>
      <text:p text:style-name="P21">The current skill level the player is playing at has an influence on the score as well. The skill level will function as a global multiplier on the total score. The multipliers are distributed as follows:</text:p>
      <text:p text:style-name="P21">Beginner (easiest) : 1.0x</text:p>
      <text:p text:style-name="P21">Easy : 1.1x</text:p>
      <text:p text:style-name="P21">Medium: 1.2x</text:p>
      <text:p text:style-name="P21">Hard: 1.3x</text:p>
      <text:p text:style-name="P21">Nightmare (hardest): 1.4x</text:p>
      <text:h text:style-name="P34" text:outline-level="1">2 – New entities</text:h>
      <text:p text:style-name="P18">This section of the document describes the new entities that are part of EntityPlus. </text:p>
      <text:h text:style-name="Heading_20_2" text:outline-level="2">2.1 – func_breakable</text:h>
      <text:p text:style-name="P18">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8"/>
      <text:p text:style-name="P22">Keys:</text:p>
      <text:list xml:id="list36724619" text:style-name="L3">
        <text:list-item>
          <text:p text:style-name="P42">health : The entire entity is removed once this amount of damages has been inflicted to it.</text:p>
        </text:list-item>
        <text:list-item>
          <text:p text:style-name="P42">count : The entity will spew out this number of chunks of debris when it's broken (default = 0).</text:p>
        </text:list-item>
        <text:list-item>
          <text:p text:style-name="P42">target : Targetted entity will be triggered once the func_breakable is destroyed.</text:p>
        </text:list-item>
      </text:list>
      <text:p text:style-name="P18"/>
      <text:p text:style-name="P22">Spawnflags:</text:p>
      <text:list xml:id="list36721373" text:style-name="L4">
        <text:list-item>
          <text:p text:style-name="P43">LIGHT_DEBRIS : Emit light colored pieces of concrete debris.</text:p>
        </text:list-item>
        <text:list-item>
          <text:p text:style-name="P43">DARK_DEBRIS : Emit dark colored pieces of concrete debris.</text:p>
        </text:list-item>
        <text:list-item>
          <text:p text:style-name="P43">LIGHT_LARGE_DEBRIS : Emit large light colored pieces of concrete debris.</text:p>
        </text:list-item>
        <text:list-item>
          <text:p text:style-name="P43">DARK_LARGE_DEBRIS : Emit large dark colored pieces of concrete debris.</text:p>
        </text:list-item>
        <text:list-item>
          <text:p text:style-name="P43">WOOD_DEBRIS : Emit pieces of wooden debris.</text:p>
        </text:list-item>
        <text:list-item>
          <text:p text:style-name="P43">FLESH_DEBRIS : Emit gibs.</text:p>
        </text:list-item>
        <text:list-item>
          <text:p text:style-name="P43">GLASS_DEBRIS : Emit shards of glass.</text:p>
        </text:list-item>
        <text:list-item>
          <text:p text:style-name="P43">STONE_DEBRIS: Emit chunks of stone.</text:p>
        </text:list-item>
      </text:list>
      <text:h text:style-name="Heading_20_2" text:outline-level="2">2.2 – func_door_rotating</text:h>
      <text:p text:style-name="P27">This is a door that rotates instead of slides when it is activated.</text:p>
      <text:p text:style-name="P22">Keys:</text:p>
      <text:list xml:id="list36712004" text:style-name="L5">
        <text:list-item>
          <text:p text:style-name="P44">distance : determines how many degrees the door will rotate (default 90).</text:p>
        </text:list-item>
        <text:list-item>
          <text:p text:style-name="P44">speed : determines how fast the door moves (degrees/second).</text:p>
        </text:list-item>
        <text:list-item>
          <text:p text:style-name="P44">wait : number of seconds before door returns (default 2, -1 = return immediately, -2 return only when triggered again)</text:p>
        </text:list-item>
        <text:list-item>
          <text:p text:style-name="P44">targetname : if set, a func_button or trigger is required to activate the door.</text:p>
        </text:list-item>
        <text:list-item>
          <text:p text:style-name="P44">targetname2 : if set, a func_button or trigger is required to activate the door.</text:p>
        </text:list-item>
        <text:list-item>
          <text:p text:style-name="P44">dmg : damage to inflict on player when he blocks operation of door (default 2). Door will reverse direction when blocked unless CRUSHER spawnflag is set.</text:p>
        </text:list-item>
        <text:list-item>
          <text:p text:style-name="P44">health : (default 0) if set to any non-zero value, the button must take damage (any amount) to activate.</text:p>
        </text:list-item>
        <text:list-item>
          <text:p text:style-name="P44">team : assign the same team name to multiple doors that should operate together (see Notes).</text:p>
        </text:list-item>
        <text:list-item>
          <text:p text:style-name="P44">startsound : if set, overrides the sound to play when the door starts moving.</text:p>
        </text:list-item>
        <text:list-item>
          <text:p text:style-name="P44"><text:soft-page-break/>endsound : if set, overrides the sound to play when the door has stopped moving.</text:p>
        </text:list-item>
        <text:list-item>
          <text:p text:style-name="P44">light : constantLight radius of .md3 model included with entity. Has no effect on the entity's brushes (default 0).</text:p>
        </text:list-item>
        <text:list-item>
          <text:p text:style-name="P44">color : constantLight color of .md3 model included with entity. Has no effect on the entity's brushes (default 1 1 1).</text:p>
        </text:list-item>
        <text:list-item>
          <text:p text:style-name="P44">model2 : path/name of model to include (eg: models/mapobjects/pipe/pipe02.md3).</text:p>
        </text:list-item>
        <text:list-item>
          <text:p text:style-name="P44">origin : alternate method of setting XYZ origin of .md3 model included with entity (See Notes).</text:p>
        </text:list-item>
      </text:list>
      <text:p text:style-name="P22">Spawnflags:</text:p>
      <text:list xml:id="list36728488" text:style-name="L6">
        <text:list-item>
          <text:p text:style-name="P45">START_OPEN : the door will spawn in the open state and operate in reverse.</text:p>
        </text:list-item>
        <text:list-item>
          <text:p text:style-name="P45">CRUSHER : door will not reverse direction when blocked and will keep damaging player until he dies or gets out of the way.</text:p>
        </text:list-item>
        <text:list-item>
          <text:p text:style-name="P45">REVERSE : opens the door in the other direction.</text:p>
        </text:list-item>
        <text:list-item>
          <text:p text:style-name="P45">X_AXIS : open on the x axis instead of the x axis</text:p>
        </text:list-item>
        <text:list-item>
          <text:p text:style-name="P45">Y_AXIS : open on the y axis instead of the x axis</text:p>
        </text:list-item>
      </text:list>
      <text:p text:style-name="P27"/>
      <text:h text:style-name="P36" text:outline-level="2">2.3 – holdable_key_*</text:h>
      <text:p text:style-name="P18"><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6707744" text:style-name="L7">
        <text:list-item>
          <text:p text:style-name="P41"><draw:rect text:anchor-type="paragraph" draw:z-index="0" draw:style-name="gr1" draw:text-style-name="P73" svg:width="6.959cm" svg:height="9.579cm" svg:x="9.862cm" svg:y="0.09cm"><text:p/></draw:rect>holdable_key_blue</text:p>
        </text:list-item>
        <text:list-item>
          <text:p text:style-name="P41">holdable_key_green</text:p>
        </text:list-item>
        <text:list-item>
          <text:p text:style-name="P41">holdable_key_red</text:p>
        </text:list-item>
        <text:list-item>
          <text:p text:style-name="P41"><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1"><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1">holdable_key_silver</text:p>
        </text:list-item>
        <text:list-item>
          <text:p text:style-name="P41">holdable_key_gold</text:p>
        </text:list-item>
        <text:list-item>
          <text:p text:style-name="P41">holdable_key_master</text:p>
        </text:list-item>
      </text:list>
      <text:p text:style-name="P18"/>
      <text:p text:style-name="P18">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8">Keys work in conjunction with the trigger_lock entity. See the topic on trigger_lock for more information.</text:p>
      <text:p text:style-name="P22"><text:line-break/>Keys:</text:p>
      <text:list xml:id="list36718717" text:style-name="L8">
        <text:list-item>
          <text:p text:style-name="P46">wait : time in seconds before item respawns after being picked up (default 60, -1 = never respawn).</text:p>
        </text:list-item>
        <text:list-item>
          <text:p text:style-name="P46"><text:soft-page-break/>random : random time variance in seconds added or subtracted from "wait" delay (default 0).</text:p>
        </text:list-item>
        <text:list-item>
          <text:p text:style-name="P46">team : set this to team items. Teamed items will respawn randomly after team master is picked up (see Notes).</text:p>
        </text:list-item>
        <text:list-item>
          <text:p text:style-name="P46">target : picking up the item will trigger the entity this points to.</text:p>
        </text:list-item>
        <text:list-item>
          <text:p text:style-name="P46">targetname : a target_give entity can point to this for respawn freebies.</text:p>
        </text:list-item>
      </text:list>
      <text:p text:style-name="P22"/>
      <text:p text:style-name="P22">Spawnflags:</text:p>
      <text:list xml:id="list36705038" text:continue-list="list36721373" text:style-name="L4">
        <text:list-item>
          <text:p text:style-name="P43">SUSPENDED : item will spawn where it was placed in map and won't drop to the floor.</text:p>
        </text:list-item>
      </text:list>
      <text:p text:style-name="P18"/>
      <text:h text:style-name="Heading_20_2" text:outline-level="2">2.4 – info_backpack</text:h>
      <text:p text:style-name="P18"><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8">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8">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8">It is possible to target multiple info_notnull or target_positions (by giving them all the same targetname) but the camera will pick one randomly selected target.</text:p>
      <text:p text:style-name="P18">It is possible to write camera debug info to the console when a map is loaded. See the description for the g_debugCameras cvar in the cvars section of this document.</text:p>
      <text:p text:style-name="P22">Keys:</text:p>
      <text:list xml:id="list36718607" text:style-name="L9">
        <text:list-item>
          <text:p text:style-name="P47">targetname : activating entity points to this.</text:p>
        </text:list-item>
        <text:list-item>
          <text:p text:style-name="P47">targetname2 : activating entity points to this.</text:p>
        </text:list-item>
        <text:list-item>
          <text:p text:style-name="P47">target : this points to the next camera to jump to in the cutscene.</text:p>
        </text:list-item>
        <text:list-item>
          <text:p text:style-name="P47">target2 : this points to an info_notnull or target_position entity to aim the view of the camera.</text:p>
        </text:list-item>
        <text:list-item>
          <text:p text:style-name="P47">wait : number of seconds this camera will hold the view (default 1).</text:p>
        </text:list-item>
        <text:list-item>
          <text:p text:style-name="P47"><text:soft-page-break/>angles: alternate "pitch, yaw, roll" angles method of aiming cutscene camera (default 0 0 0).</text:p>
        </text:list-item>
      </text:list>
      <text:p text:style-name="P22">Spawnflags:</text:p>
      <text:list xml:id="list36704921" text:style-name="L10">
        <text:list-item>
          <text:p text:style-name="P48">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4">Keys:</text:p>
      <text:list xml:id="list36715064" text:style-name="L11">
        <text:list-item>
          <text:p text:style-name="P66">target : point at another info_waypoint to chain waypoints together</text:p>
        </text:list-item>
        <text:list-item>
          <text:p text:style-name="P66">targetname : target another info_waypoint or a target_botspawn entity at this to make a bot move to this waypoint after reaching the previous waypoint or spawning.</text:p>
        </text:list-item>
      </text:list>
      <text:p text:style-name="P24"/>
      <text:h text:style-name="P36" text:outline-level="2">2.7 – item_armor_vest</text:h>
      <text:p text:style-name="P18"><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8"/>
      <text:p text:style-name="P22">Keys:</text:p>
      <text:list xml:id="list36717783" text:style-name="L12">
        <text:list-item>
          <text:p text:style-name="P49">wait : time in seconds before item respawns after being picked up (default 25, -1 = never respawn).</text:p>
        </text:list-item>
        <text:list-item>
          <text:p text:style-name="P49">random : random time variance in seconds added or subtracted from "wait" delay (default 0 - see Notes).</text:p>
        </text:list-item>
        <text:list-item>
          <text:p text:style-name="P49">team : set this to team items. Teamed items will respawn randomly after team master is picked up (see Notes).</text:p>
        </text:list-item>
        <text:list-item>
          <text:p text:style-name="P49">target : picking up the item will trigger the entity this points to.</text:p>
        </text:list-item>
        <text:list-item>
          <text:p text:style-name="P49">targetname : a target_give entity can point to this for respawn freebies.</text:p>
        </text:list-item>
      </text:list>
      <text:p text:style-name="P22"/>
      <text:p text:style-name="P22">Spawnflags:</text:p>
      <text:list xml:id="list36728007" text:continue-list="list36705038" text:style-name="L4">
        <text:list-item>
          <text:p text:style-name="P43">SUSPENDED : item will spawn where it was placed in map and won't drop to the floor.</text:p>
        </text:list-item>
      </text:list>
      <text:h text:style-name="P36" text:outline-level="2">2.8 – shooter_bfg</text:h>
      <text:p text:style-name="P18">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8"/>
      <text:p text:style-name="P22">Keys:</text:p>
      <text:list xml:id="list36707063" text:style-name="L13">
        <text:list-item>
          <text:p text:style-name="P50"><text:soft-page-break/>angles: this sets the pitch and yaw aiming angles of shooter (default 0 0). The roll angle does not apply.</text:p>
        </text:list-item>
        <text:list-item>
          <text:p text:style-name="P50">targetname : activating trigger points to this.</text:p>
        </text:list-item>
        <text:list-item>
          <text:p text:style-name="P50">target : this points to a target_position entity for aiming the bfg shots.</text:p>
        </text:list-item>
        <text:list-item>
          <text:p text:style-name="P50">random : random aiming variance in degrees from the straight line to the targeted entity (default 0 - see Notes).</text:p>
        </text:list-item>
      </text:list>
      <text:p text:style-name="P18"/>
      <text:h text:style-name="P36" text:outline-level="2">2.9 – target_botspawn</text:h>
      <text:p text:style-name="P18">The target_botspawn entity is one of the most important entities for creating single player levels. It allows the level designer to spawn bots into the game which act as bad guys that need to be taken care of before the player can progress.</text:p>
      <text:p text:style-name="P18">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8">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8"><draw:frame text:anchor-type="paragraph" draw:z-index="8" draw:style-name="gr2" draw:text-style-name="P74" svg:width="4.234cm" svg:height="3.271cm" svg:x="12.534cm" svg:y="-0.108cm"><draw:text-box><text:p text:style-name="P73"><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8">The use of info_waypoint entities in combination with target_botspawn is <text:s/>a powerful and important way of making bots patrol certain areas. This gives them a far more realistic behavior for single player games.</text:p>
      <text:p text:style-name="P18">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9">1 – Its AI level, which is just the general skill level of the bot like it is in regular Quake 3 as well.</text:p>
      <text:p text:style-name="P19">2 – The amount of damage a bot can do.</text:p>
      <text:p text:style-name="P19">Because bot AI skill levels do not go above 5 or below 1, the bot's AI skill level is bound between these values. This means that when playing at skill level 4, a bot with relative skill 2 will still have an AI skill level of 5.</text:p>
      <text:p text:style-name="P19">The amount of damage a bot can do has a lower skill level limit of 1 but it has no upper limit. This means our bot with skill level 2 will deal as much damage as a level 6 bot would. See chapter 1.4 (Difficulty levels) about damage dealing.</text:p>
      <text:p text:style-name="P22"/>
      <text:p text:style-name="P22">Keys:</text:p>
      <text:list xml:id="list36702032" text:style-name="L14">
        <text:list-item>
          <text:p text:style-name="P51">angle : direction in which bot will look when spawning in the game.</text:p>
        </text:list-item>
        <text:list-item>
          <text:p text:style-name="P51"><text:soft-page-break/>clientname : the name of the bot to spawn. When omitted it defaults to Sarge.</text:p>
        </text:list-item>
        <text:list-item>
          <text:p text:style-name="P51">health : the amount of health the bot will have when it spawns into the game.</text:p>
        </text:list-item>
        <text:list-item>
          <text:p text:style-name="P51">skill : sets the relative skill level of the bot (default = 0).</text:p>
        </text:list-item>
        <text:list-item>
          <text:p text:style-name="P51">target : this points to entities to activate when this entity is triggered.</text:p>
        </text:list-item>
        <text:list-item>
          <text:p text:style-name="P51">targetname : activating trigger points to this.</text:p>
        </text:list-item>
        <text:list-item>
          <text:p text:style-name="P51">deathtarget: this points to entities to activate when a bot spawned by the target_botspawn dies.</text:p>
        </text:list-item>
      </text:list>
      <text:p text:style-name="P22"/>
      <text:p text:style-name="P22">Spawnflags:<text:line-break/></text:p>
      <text:list xml:id="list36717573" text:style-name="L15">
        <text:list-item>
          <text:p text:style-name="P52">WP_MACHINEGUN : The bot spawns into the game with a Machinegun.</text:p>
        </text:list-item>
        <text:list-item>
          <text:p text:style-name="P52">WP_SHOTGUN : The bot spawns into the game with a Shotgun.</text:p>
        </text:list-item>
        <text:list-item>
          <text:p text:style-name="P52">WP_GRENADE_LAUNCHER : The bot spawns into the game with a Grenade Launcher.</text:p>
        </text:list-item>
        <text:list-item>
          <text:p text:style-name="P52">WP_ROCKET_LAUNCHER : The bot spawns into the game with a Rocket Launcher.</text:p>
        </text:list-item>
        <text:list-item>
          <text:p text:style-name="P52">WP_LIGHTNING : The bot spawns into the game with a Lightninggun.</text:p>
        </text:list-item>
        <text:list-item>
          <text:p text:style-name="P52">WP_RAILGUN : The bot spawns into the game with a Railgun.</text:p>
        </text:list-item>
        <text:list-item>
          <text:p text:style-name="P52">WP_PLASMAGUN : The bot spawns into the game with a Plasmagun.</text:p>
        </text:list-item>
        <text:list-item>
          <text:p text:style-name="P52">WP_BFG : The bot spawns into the game with a BFG.</text:p>
        </text:list-item>
      </text:list>
      <text:h text:style-name="Heading_20_2" text:outline-level="2">2.10 - target_cutscene</text:h>
      <text:p text:style-name="P27">target_cutscene entities can be used to show cutscenes. Cutscenes in EntityPlus are basically a sequence of camera positions to which the player's view will jump after set amounts of time. Camera positions are defined by info_camera entities.</text:p>
      <text:p text:style-name="P27">A target_cutscene entity should always target an info_camera entity using its target or target2 keys. Without at least one info_camera entity, target_cutscene is useless.</text:p>
      <text:p text:style-name="P27">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7">The game will continue running while the cutscene is playing, so any enemies will remain active. By setting the HALT_AI spawnflag, all enemies can be frozen in place while the cutscene is running.</text:p>
      <text:p text:style-name="P22">Keys:</text:p>
      <text:list xml:id="list36724439" text:style-name="L16">
        <text:list-item>
          <text:p text:style-name="P53">target : this points to an info_camera entity to which the camera view should go.</text:p>
        </text:list-item>
        <text:list-item>
          <text:p text:style-name="P53">target2 : this points to an info_camera entity to which the camera view should go.</text:p>
        </text:list-item>
        <text:list-item>
          <text:p text:style-name="P53">targetname : activating entity points to this.</text:p>
        </text:list-item>
        <text:list-item>
          <text:p text:style-name="P53">targetname2 : activating entity points to this.</text:p>
        </text:list-item>
      </text:list>
      <text:p text:style-name="P22">Spawnflags</text:p>
      <text:list xml:id="list36722944" text:style-name="L17">
        <text:list-item>
          <text:p text:style-name="P54">HALT_AI : Freezes all enemies in place while the cutscene is running.</text:p>
        </text:list-item>
      </text:list>
      <text:p text:style-name="P22"/>
      <text:h text:style-name="P36"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8">The target_debrisemitter is an entity that's used purely for visual effects. It will, when triggered, spew out a bunch of debris pieces which fly out from the entity's position with some <text:soft-page-break/>smoke, dust or blood trailing behind them. There are a few variations on the effect, ranging from pieces of concrete to bits of wood, to gibs.</text:p>
      <text:p text:style-name="P22"/>
      <text:p text:style-name="P22">Keys:</text:p>
      <text:list xml:id="list36704859" text:style-name="L18">
        <text:list-item>
          <text:p text:style-name="P55">targetname : activating trigger points to this.</text:p>
        </text:list-item>
        <text:list-item>
          <text:p text:style-name="P55">count : The number of debris pieces to emit (default = 10).</text:p>
        </text:list-item>
      </text:list>
      <text:p text:style-name="P22">Spawnflags:</text:p>
      <text:list xml:id="list36706233" text:style-name="L19">
        <text:list-item>
          <text:p text:style-name="P56">LIGHT_DEBRIS : Emit light colored pieces of concrete debris.</text:p>
        </text:list-item>
        <text:list-item>
          <text:p text:style-name="P56">DARK_DEBRIS : Emit dark colored pieces of concrete debris.</text:p>
        </text:list-item>
        <text:list-item>
          <text:p text:style-name="P56">LIGHT_LARGE_DEBRIS : Emit large light colored pieces of concrete debris.</text:p>
        </text:list-item>
        <text:list-item>
          <text:p text:style-name="P56">DARK_LARGE_DEBRIS : Emit large dark colored pieces of concrete debris.</text:p>
        </text:list-item>
        <text:list-item>
          <text:p text:style-name="P56">WOOD_DEBRIS : Emit pieces of wooden debris.</text:p>
        </text:list-item>
        <text:list-item>
          <text:p text:style-name="P56">FLESH_DEBRIS : Emit gibs.</text:p>
        </text:list-item>
        <text:list-item>
          <text:p text:style-name="P56">GLASS_DEBRIS : Emit shards of glass.</text:p>
        </text:list-item>
        <text:list-item>
          <text:p text:style-name="P56">STONE_DEBRIS : Emit chunks of stone.</text:p>
        </text:list-item>
      </text:list>
      <text:p text:style-name="P22"/>
      <text:h text:style-name="Heading_20_2" text:outline-level="2">2.12 – target_earthquake</text:h>
      <text:p text:style-name="Text_20_body">When triggered, the player will experience an earthquake, The screen will be shaken while the earthquake occurs.</text:p>
      <text:p text:style-name="Text_20_body"/>
      <text:p text:style-name="P24">Keys:</text:p>
      <text:list xml:id="list36714628" text:style-name="L20">
        <text:list-item>
          <text:p text:style-name="P67">targetname : activating trigger points to this.</text:p>
        </text:list-item>
        <text:list-item>
          <text:p text:style-name="P67">length : duration of the earthquake in seconds (2 - 32)</text:p>
        </text:list-item>
        <text:list-item>
          <text:p text:style-name="P67">intensity : intensity of the earthquake (1 - 16)</text:p>
        </text:list-item>
      </text:list>
      <text:p text:style-name="P24"/>
      <text:h text:style-name="Heading_20_2" text:outline-level="2">2.13 – target_effect</text:h>
      <text:p text:style-name="P25">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5"><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5"><text:soft-page-break/>The image shows an example of target_effect being used to add a vignetting effect to the screen.</text:p>
      <text:p text:style-name="P24"/>
      <text:p text:style-name="P24">Keys:</text:p>
      <text:list xml:id="list36713454" text:style-name="L21">
        <text:list-item>
          <text:p text:style-name="P68">targetname : activating trigger points to this.</text:p>
        </text:list-item>
        <text:list-item>
          <text:p text:style-name="P68">color : color of the particles for particle effect (default 1.0 1.0 1.0).</text:p>
        </text:list-item>
        <text:list-item>
          <text:p text:style-name="P68">count : number of particles for particle effect (0 - 255, default 100).</text:p>
        </text:list-item>
        <text:list-item>
          <text:p text:style-name="P68">speed : speed of the particles (default 100).</text:p>
        </text:list-item>
        <text:list-item>
          <text:p text:style-name="P68">overlay : specifies an image to overlay over the screen. Leave empty to remove existing overlay.</text:p>
        </text:list-item>
      </text:list>
      <text:p text:style-name="P24">Spawnflags</text:p>
      <text:list xml:id="list36706044" text:style-name="L22">
        <text:list-item>
          <text:p text:style-name="P69">EXPLOSION : Shows an explosion when activated.</text:p>
        </text:list-item>
        <text:list-item>
          <text:p text:style-name="P69">PARTICLES_GRAVITY : Generates particles that are affected by gravity.</text:p>
        </text:list-item>
        <text:list-item>
          <text:p text:style-name="P69">PARTICLES_LINEAR : Generates particles that are not affected by gravity.</text:p>
        </text:list-item>
        <text:list-item>
          <text:p text:style-name="P69">PARTICLES_LINEAR_UP : Generates particles that are not affected by gravity that only move upwards.</text:p>
        </text:list-item>
        <text:list-item>
          <text:p text:style-name="P69">PARTICLES_LINEAR_DOWN : Generates particles that are not affected by gravity that only move downwards.</text:p>
        </text:list-item>
        <text:list-item>
          <text:p text:style-name="P69">OVERLAY : Applies the specified overlay to the screen.</text:p>
        </text:list-item>
      </text:list>
      <text:p text:style-name="P24"/>
      <text:h text:style-name="Heading_20_2" text:outline-level="2">2.14 – target_finish</text:h>
      <text:p text:style-name="P25">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5">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4">Keys:</text:p>
      <text:list xml:id="list36725213" text:style-name="L23">
        <text:list-item>
          <text:p text:style-name="P72">targetname : activating trigger points to this.</text:p>
        </text:list-item>
      </text:list>
      <text:h text:style-name="Heading_20_2" text:outline-level="2">2.15 – target_gravity</text:h>
      <text:p text:style-name="P18">The target_gravity entity can be used to set the gravity for one or all players (including bots) in the game. The default gravity value for Quake 3 Arena is 800.</text:p>
      <text:p text:style-name="P18"/>
      <text:p text:style-name="P22">Keys:</text:p>
      <text:list xml:id="list36702536" text:style-name="L24">
        <text:list-item>
          <text:p text:style-name="P57">count : amount of gravity to apply (defaults to the value set to g_gravity).</text:p>
        </text:list-item>
        <text:list-item>
          <text:p text:style-name="P57">targetname : activating trigger points to this.</text:p>
        </text:list-item>
      </text:list>
      <text:p text:style-name="P22"><text:soft-page-break/></text:p>
      <text:p text:style-name="P22">Spawnflags:</text:p>
      <text:list xml:id="list36703821" text:style-name="L25">
        <text:list-item>
          <text:p text:style-name="P58">GLOBAL : all players are affected instead of only the activator.</text:p>
        </text:list-item>
      </text:list>
      <text:h text:style-name="P36" text:outline-level="2">2.16 – target_logic</text:h>
      <text:p text:style-name="P8"/>
      <text:p text:style-name="P8">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8"/>
      <text:p text:style-name="P8">Keys</text:p>
      <text:list xml:id="list36713824" text:continue-list="list36713454" text:style-name="L21">
        <text:list-item>
          <text:p text:style-name="P68">targetname : activating trigger points to this.</text:p>
        </text:list-item>
        <text:list-item>
          <text:p text:style-name="P59">target : this points to entities to activate when this entity is triggered.</text:p>
        </text:list-item>
      </text:list>
      <text:p text:style-name="P10"/>
      <text:p text:style-name="P10">Spawnflags:</text:p>
      <text:list xml:id="list36732528" text:continue-numbering="true" text:style-name="L21">
        <text:list-item>
          <text:p text:style-name="P59">RANDOM : only one of the targeted entities will be triggered at random.</text:p>
        </text:list-item>
        <text:list-item>
          <text:p text:style-name="P59">STAY_ON : a trigger will remain triggered until the target_logic is reset.</text:p>
        </text:list-item>
      </text:list>
      <text:p text:style-name="P8"/>
      <text:h text:style-name="P36" text:outline-level="2">2.17 – target_mapchange</text:h>
      <text:p text:style-name="P8">Use this entity to progress the player to a new map. When activated, the entity will force the server to load a new map. It allows level designers to create multi-level single player campaigns.</text:p>
      <text:p text:style-name="P8">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8"/>
      <text:p text:style-name="P10">Keys:</text:p>
      <text:list xml:id="list36704027" text:continue-numbering="true" text:style-name="L21">
        <text:list-item>
          <text:p text:style-name="P59">mapname : The map to load. When omitted, the current map will be restarted.</text:p>
        </text:list-item>
        <text:list-item>
          <text:p text:style-name="P59">targetname : activating trigger points to this.</text:p>
        </text:list-item>
      </text:list>
      <text:p text:style-name="P10"/>
      <text:h text:style-name="Heading_20_2" text:outline-level="2">2.18 – target_modify</text:h>
      <text:p text:style-name="P15">This entity can be used to modify the value for a specific key on a map entity. It can, for example, change the target of a trigger or the message of a target_print. The following keys can be changed by the target_modify:</text:p>
      <text:p text:style-name="P15"/>
      <text:p text:style-name="P15">angle, clientname, count, deathtarget, health, key, mapname, message, overlay, script, target, target2, targetname, targetname2, targetshadername, teleportertarget, spawnflags, speed, skill, value, wait, armor.</text:p>
      <text:p text:style-name="P15"/>
      <text:p text:style-name="P10">Keys:</text:p>
      <text:list xml:id="list36723965" text:continue-numbering="true" text:style-name="L21">
        <text:list-item>
          <text:p text:style-name="P59">target : this points to entities to modify when this entity is triggered.</text:p>
        </text:list-item>
        <text:list-item>
          <text:p text:style-name="P59">targetname : activating trigger points to this.</text:p>
        </text:list-item>
        <text:list-item>
          <text:p text:style-name="P59">key : the key to modify on the target entity.</text:p>
        </text:list-item>
        <text:list-item>
          <text:p text:style-name="P59">value : the value to set for the key on the target entity.</text:p>
        </text:list-item>
      </text:list>
      <text:p text:style-name="P10"/>
      <text:h text:style-name="P36" text:outline-level="2"><text:soft-page-break/>2.19 – target_objective</text:h>
      <text:p text:style-name="P8">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0"/>
      <text:p text:style-name="P10">Keys:</text:p>
      <text:list xml:id="list36727144" text:continue-numbering="true" text:style-name="L21">
        <text:list-item>
          <text:p text:style-name="P59">targetname : activating trigger points to this.</text:p>
        </text:list-item>
        <text:list-item>
          <text:p text:style-name="P59">message : the objective text.</text:p>
        </text:list-item>
      </text:list>
      <text:p text:style-name="P10"/>
      <text:p text:style-name="P10">Spawnflags:</text:p>
      <text:list xml:id="list36716788" text:continue-numbering="true" text:style-name="L21">
        <text:list-item>
          <text:p text:style-name="P59">SECONDARY : The secondary objective is set instead of the primary objective.</text:p>
        </text:list-item>
        <text:list-item>
          <text:p text:style-name="P59">SILENT : When set, the player will not be notified that the objectives are updated.</text:p>
        </text:list-item>
      </text:list>
      <text:h text:style-name="P36"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0"/>
      <text:p text:style-name="P10">Keys:</text:p>
      <text:list xml:id="list36726549" text:continue-numbering="true" text:style-name="L21">
        <text:list-item>
          <text:p text:style-name="P59">speed : the movement speed to apply to the player(s).</text:p>
        </text:list-item>
        <text:list-item>
          <text:p text:style-name="P59">targetname : the activating trigger points to this.</text:p>
        </text:list-item>
      </text:list>
      <text:h text:style-name="Heading_20_2" text:outline-level="2">2.21 – target_playerstats</text:h>
      <text:p text:style-name="P10">The target_playerstats can be used to set the player's health/armor to a specific value. It cannot be triggered by bots.</text:p>
      <text:p text:style-name="P10"/>
      <text:p text:style-name="P10">Keys:</text:p>
      <text:list xml:id="list36705053" text:style-name="L26">
        <text:list-item>
          <text:p text:style-name="P70">health : the amount of health to give the player</text:p>
        </text:list-item>
        <text:list-item>
          <text:p text:style-name="P70">armor : the amount of armor to give the player</text:p>
        </text:list-item>
        <text:list-item>
          <text:p text:style-name="P70">targetname : the activating trigger points to this.</text:p>
        </text:list-item>
        <text:list-item>
          <text:p text:style-name="P70">targetname2 : the activating trigger points to this.</text:p>
        </text:list-item>
      </text:list>
      <text:p text:style-name="P24"><text:line-break/>Spawnflags:</text:p>
      <text:list xml:id="list36698113" text:style-name="L27">
        <text:list-item>
          <text:p text:style-name="P71">ONLY_WHEN_LOWER : Only sets the player's health/armor if it is lower than the specified amount of health/armor.</text:p>
        </text:list-item>
        <text:list-item>
          <text:p text:style-name="P71">NO_HEALTH : The player's health is never set by this entity.</text:p>
        </text:list-item>
        <text:list-item>
          <text:p text:style-name="P71">NO_ARMOR : The player's armor is never set by this entity.</text:p>
        </text:list-item>
      </text:list>
      <text:h text:style-name="Heading_20_2" text:outline-level="2">2.22 – target_script</text:h>
      <text:p text:style-name="P10">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0"><text:line-break/>Keys:</text:p>
      <text:list xml:id="list36717785" text:continue-list="list36726549" text:style-name="L21">
        <text:list-item>
          <text:p text:style-name="P59">targetname : ativating entity points to this.</text:p>
        </text:list-item>
        <text:list-item>
          <text:p text:style-name="P59">script: filename of the script to execute (example: myscript.cfg).</text:p>
        </text:list-item>
      </text:list>
      <text:h text:style-name="Heading_20_2" text:outline-level="2"><text:soft-page-break/>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2"/>
      <text:p text:style-name="P12">Keys:</text:p>
      <text:list xml:id="list36730823" text:continue-numbering="true" text:style-name="L21">
        <text:list-item>
          <text:p text:style-name="P59">targetname : activating entity points to this.</text:p>
        </text:list-item>
        <text:list-item>
          <text:p text:style-name="P59">skill : the skill level to apply. 1 is easiest, 5 is hardest (default = 2).</text:p>
        </text:list-item>
      </text:list>
      <text:h text:style-name="P36" text:outline-level="2">2.24 – target_unlink</text:h>
      <text:p text:style-name="P18">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2">Keys:</text:p>
      <text:list xml:id="list36709006" text:style-name="L28">
        <text:list-item>
          <text:p text:style-name="P60">targetname : activating trigger points to this.</text:p>
        </text:list-item>
        <text:list-item>
          <text:p text:style-name="P60">target : this points to entities to link/unlink when this entity is triggered.</text:p>
        </text:list-item>
      </text:list>
      <text:p text:style-name="P22"/>
      <text:p text:style-name="P22">Spawnflags:</text:p>
      <text:list xml:id="list36715959" text:style-name="L29">
        <text:list-item>
          <text:p text:style-name="P61">ALWAYS_UNLINK : The targeted entity will always be unlinked from the world.</text:p>
        </text:list-item>
        <text:list-item>
          <text:p text:style-name="P61">ALWAYS_LINK : The targeted entity will always be linked to the world.</text:p>
        </text:list-item>
        <text:list-item>
          <text:p text:style-name="P62">IMMEDIATELY : The target_unlink will link/unlink its targeted entities when it is spawned.</text:p>
        </text:list-item>
      </text:list>
      <text:p text:style-name="P23"/>
      <text:h text:style-name="Heading_20_2" text:outline-level="2">2.25 – target_variable</text:h>
      <text:p text:style-name="P26">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6">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6">Variables that are written to memory are persisted across map changes if the map change was initialized by a target_mapchange entity. This means that it is possible to activate entities in map B based on actions performed in map A. </text:p>
      <text:p text:style-name="P23">Keys:</text:p>
      <text:list xml:id="list36726922" text:style-name="L30">
        <text:list-item>
          <text:p text:style-name="P63">targetname : activating entity points to this.</text:p>
        </text:list-item>
        <text:list-item>
          <text:p text:style-name="P63">targetname2 : activating entity points to this.</text:p>
        </text:list-item>
        <text:list-item>
          <text:p text:style-name="P63">target : this points to entities to activate when this entity is triggered.</text:p>
        </text:list-item>
        <text:list-item>
          <text:p text:style-name="P63">target2 : this points to entities to activate when this entity is triggered.</text:p>
        </text:list-item>
        <text:list-item>
          <text:p text:style-name="P63">key : The name of the variable to read or write.</text:p>
        </text:list-item>
        <text:list-item>
          <text:p text:style-name="P63">value : The value that will be written or compared to.</text:p>
        </text:list-item>
      </text:list>
      <text:p text:style-name="P23">Spawnflags:</text:p>
      <text:list xml:id="list36719896" text:style-name="L31">
        <text:list-item>
          <text:p text:style-name="P64">COMPARE_EQUALS : The entity reads the specified variable and triggers its targets if the specified value matches the value stored in the variable.</text:p>
        </text:list-item>
        <text:list-item>
          <text:p text:style-name="P64"><text:soft-page-break/>COMPARE_NOT_EQUALS : The entity reads the specified variable and triggers its targets if the specified value does not match the value stored in the variable.</text:p>
        </text:list-item>
        <text:list-item>
          <text:p text:style-name="P64">IMMEDIATELY : The entity will be activated when it is spawned.</text:p>
        </text:list-item>
      </text:list>
      <text:h text:style-name="P36" text:outline-level="2">2.26 – trigger_death</text:h>
      <text:p text:style-name="P8">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8"/>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9"/>
      <text:p text:style-name="P11">Keys:</text:p>
      <text:list xml:id="list36734017" text:continue-list="list36730823" text:style-name="L21">
        <text:list-item>
          <text:p text:style-name="P65">target : this points to the entity to activate.</text:p>
        </text:list-item>
        <text:list-item>
          <text:p text:style-name="P65">nobots : dying bots do not trigger this entity.</text:p>
        </text:list-item>
        <text:list-item>
          <text:p text:style-name="P65">nohumans : the player's death does not trigger this entity.</text:p>
        </text:list-item>
        <text:list-item>
          <text:p text:style-name="P65">count : the number of deaths that must have occurred before the entity activates its targets</text:p>
        </text:list-item>
      </text:list>
      <text:p text:style-name="P11"/>
      <text:p text:style-name="P11"/>
      <text:p text:style-name="P11">Spawnflags:</text:p>
      <text:list xml:id="list36704574" text:continue-numbering="true" text:style-name="L21">
        <text:list-item>
          <text:p text:style-name="P65">TRIGGER_ONCE : The trigger will only fire once.</text:p>
        </text:list-item>
      </text:list>
      <text:p text:style-name="P11"/>
      <text:h text:style-name="P37" text:outline-level="2">2.27 – trigger_frag</text:h>
      <text:p text:style-name="P8">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8"/>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9"/>
      <text:p text:style-name="P11">Keys:</text:p>
      <text:list xml:id="list36711552" text:continue-numbering="true" text:style-name="L21">
        <text:list-item>
          <text:p text:style-name="P65">target : this points to the entity to activate.</text:p>
        </text:list-item>
        <text:list-item>
          <text:p text:style-name="P65">nobots : bots scoring a frag do not trigger this entity.</text:p>
        </text:list-item>
        <text:list-item>
          <text:p text:style-name="P65">nohumans : the player scoring a frag does not trigger this entity.</text:p>
        </text:list-item>
        <text:list-item>
          <text:p text:style-name="P65">count : the number of frags that must be scored before this entity is triggered</text:p>
        </text:list-item>
      </text:list>
      <text:p text:style-name="P11"/>
      <text:p text:style-name="P11">Spawnflags:</text:p>
      <text:list xml:id="list36718526" text:continue-numbering="true" text:style-name="L21">
        <text:list-item>
          <text:p text:style-name="P65">TRIGGER_ONCE : The trigger will only fire once.</text:p>
        </text:list-item>
        <text:list-item>
          <text:p text:style-name="P65">NO_SUICIDE : The trigger does not respond to the player or bots blowing themselves up.</text:p>
        </text:list-item>
      </text:list>
      <text:p text:style-name="P11"/>
      <text:h text:style-name="P36" text:outline-level="2">2.28 – trigger_lock</text:h>
      <text:p text:style-name="P8">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text:soft-page-break/>activated.</text:p>
      <text:p text:style-name="P11"/>
      <text:p text:style-name="P11">Keys:</text:p>
      <text:list xml:id="list36721638" text:continue-numbering="true" text:style-name="L21">
        <text:list-item>
          <text:p text:style-name="P65">target : this points to the entity to activate.</text:p>
        </text:list-item>
        <text:list-item>
          <text:p text:style-name="P65">message : message displayed when user triggers lock without the required keys.</text:p>
        </text:list-item>
      </text:list>
      <text:p text:style-name="P11"/>
      <text:p text:style-name="P11">Spawnflags:</text:p>
      <text:list xml:id="list36726518" text:continue-numbering="true" text:style-name="L21">
        <text:list-item>
          <text:p text:style-name="P65">KEY_RED : only triggered when player has holdable_key_red item.</text:p>
        </text:list-item>
        <text:list-item>
          <text:p text:style-name="P65">KEY_GREEN : only triggered when player has holdable_key_green item.</text:p>
        </text:list-item>
        <text:list-item>
          <text:p text:style-name="P65">KEY_BLUE : only triggered when player has holdable_key_blue item.</text:p>
        </text:list-item>
        <text:list-item>
          <text:p text:style-name="P65">KEY_YELLOW : only triggered when player has holdable_key_yellow item.</text:p>
        </text:list-item>
        <text:list-item>
          <text:p text:style-name="P65">KEY_MASTER : only triggered when player has holdable_key_master item.</text:p>
        </text:list-item>
        <text:list-item>
          <text:p text:style-name="P65">KEY_GOLD : only triggered when player has holdable_key_gold item.</text:p>
        </text:list-item>
        <text:list-item>
          <text:p text:style-name="P65">KEY_SILVER : only triggered when player has holdable_key_silver item.</text:p>
        </text:list-item>
        <text:list-item>
          <text:p text:style-name="P65">KEY_IRON : only triggered when player has holdable_key_iron item.</text:p>
        </text:list-item>
      </text:list>
      <text:p text:style-name="P11"/>
      <text:h text:style-name="P33" text:outline-level="1">3 – Modified entities</text:h>
      <text:p text:style-name="Standard">This chapter describes the changes made to existing entities (those already available in vanilla Quake 3 Arena).</text:p>
      <text:p text:style-name="P11"/>
      <text:h text:style-name="Heading_20_2" text:outline-level="2">3.1 – worldspawn</text:h>
      <text:p text:style-name="P16">The worldspawn entity received two new keys: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1"/>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1"/>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text:soft-page-break/>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1"/>
      <text:h text:style-name="Heading_20_2" text:outline-level="2">3.6 – func_static</text:h>
      <text:p text:style-name="P16">The func_static entity received a new START_UNLINKED spawnflag. This spawnflag can be used to remove the brush entity from the world when the map is first loaded. The entity can be put back into the world with the target_unlink entity.</text:p>
      <text:p text:style-name="P11"/>
      <text:h text:style-name="Heading_20_2" text:outline-level="2">3.7 – func_timer</text:h>
      <text:p text:style-name="P16">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6"/>
      <text:p text:style-name="P16">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38" text:outline-level="2">3.10 – target_delay</text:h>
      <text:p text:style-name="P13">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38" text:outline-level="2"><text:soft-page-break/>3.11 – target_print</text:h>
      <text:p text:style-name="P13">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3">Note that the player can completely disable subtitles by setting cg_drawsubtitles to 0. This means level designers can not depend on players actually seeing subtitle messages.</text:p>
      <text:h text:style-name="Heading_20_2" text:outline-level="2">3.12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3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8">HOLDABLES: Removes the medkit, personal teleporter and all keys.</text:p>
      <text:h text:style-name="P38" text:outline-level="2">3.14 – target_speaker</text:h>
      <text:p text:style-name="P28">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5 – trigger_hurt</text:h>
      <text:p text:style-name="Standard">trigger_hurt is pretty much unchanged, except that the START_OFF spawnflag was removed. This spawnflag didn't have any effect on the entity due to a bug in the existing Quake III Arena code.</text:p>
      <text:p text:style-name="P11"/>
      <text:h text:style-name="Heading_20_2" text:outline-level="2">3.16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ext:soft-page-break/>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7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8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ext:soft-page-break/>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4"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9">{</text:p>
      <text:p text:style-name="P29">map "ep_example"</text:p>
      <text:p text:style-name="P29">type "entityplus"</text:p>
      <text:p text:style-name="P29">minversion "1.0"</text:p>
      <text:p text:style-name="P29">}</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3"/>
      <text:p text:style-name="P13">Last but not least, the “type” field should contain the string “entityplus”. Adding “entityplus” to the list of accepted gametypes for this map will ensure it shows up in the single player menu.</text:p>
      <text:p text:style-name="P13"/>
      <text:p text:style-name="P13">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3"/>
      <text:p text:style-name="P13">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3"/>
      <text:p text:style-name="P13"/>
      <text:h text:style-name="Heading_20_2" text:outline-level="2">4.6 – Using scripts with target_script</text:h>
      <text:p text:style-name="P13">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3"/>
      <text:h text:style-name="P34" text:outline-level="1">5 – New cvars</text:h>
      <text:p text:style-name="P13"/>
      <text:p text:style-name="P13">EntityPlus adds a few new cvars which can be interesting to level designers or players. This chapter lists the new cvars and how to use them.</text:p>
      <text:p text:style-name="P13"/>
      <text:p text:style-name="P13"><text:span text:style-name="T10">cg_drawHoldableItems</text:span> (default = 1)</text:p>
      <text:p text:style-name="P13">When set to 0, icons for holdable items (such as the personal teleporter, medkit or keys) aren't drawn on the HUD.</text:p>
      <text:p text:style-name="P13"/>
      <text:p text:style-name="P14">cg_drawsubtitles <text:span text:style-name="T9">(default = 1)</text:span></text:p>
      <text:p text:style-name="P13">The new and improved target_print entity allows level designers to show subtitles in a level. These subtitles can be disabled by the player by setting cg_drawsubtitles to 0.</text:p>
      <text:p text:style-name="P14"/>
      <text:p text:style-name="P14">cg_letterBoxSize <text:span text:style-name="T9">(default = 80)</text:span></text:p>
      <text:p text:style-name="P13"><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3"/>
      <text:p text:style-name="P14">cg_lodScale <text:span text:style-name="T9">(default = 5)</text:span></text:p>
      <text:p text:style-name="P13">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3"/>
      <text:p text:style-name="P13"><text:span text:style-name="T10">g_debugCameras</text:span> (default = 0)</text:p>
      <text:p text:style-name="P13">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3"/>
      <text:p text:style-name="P17">\condump console.txt</text:p>
      <text:p text:style-name="P13"/>
      <text:p text:style-name="P13">The file will contain a few lines with information for each info_camera present in the map:</text:p>
      <text:p text:style-name="P13"/>
      <text:p text:style-name="P17">----g_debugCameras----<text:line-break/> cutscene: 74<text:line-break/> origin (-192 16 192)<text:line-break/> angles (-352 9 0)<text:line-break/> wait: 4.000000<text:line-break/> pan: 1<text:line-break/> target: cpos1<text:line-break/> target2: c2<text:line-break/> targetname: c1<text:line-break/> targetname2: (null)</text:p>
      <text:p text:style-name="P17"/>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ext:soft-page-break/>the camera and the angles value can be copied to the angles key of the info_camera entity (without the parenthesis). Additionally this would allow the level designer to modify the roll value as well, which is impossible with a target_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14T16:59:04.61</dc:date>
    <meta:editing-duration>PT19H6M17S</meta:editing-duration>
    <meta:editing-cycles>235</meta:editing-cycles>
    <meta:generator>LibreOffice/3.3$Win32 LibreOffice_project/330m19$Build-202</meta:generator>
    <meta:document-statistic meta:table-count="0" meta:image-count="12" meta:object-count="0" meta:page-count="30" meta:paragraph-count="550" meta:word-count="11410" meta:character-count="65576"/>
  </office:meta>
</office:document-meta>
</file>